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style-name="Обычный" style:font-family-generic="swiss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4" style:family="text">
      <style:text-properties fo:font-family="Arial" style:font-family-generic="roman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657cm" svg:height="4.3cm" svg:x="1.401cm" svg:y="4.7cm">
          <text:p text:style-name="P1"><text:span text:style-name="T1">EA</text:span></text:p>
        </draw:rect>
        <draw:rect draw:style-name="gr1" draw:text-style-name="P1" draw:id="id1" draw:layer="layout" svg:width="5cm" svg:height="2.2cm" svg:x="3.5cm" svg:y="3cm">
          <text:p text:style-name="P1">SLB</text:p>
        </draw:rect>
        <draw:line draw:style-name="gr2" draw:text-style-name="P1" draw:layer="layout" svg:x1="2cm" svg:y1="5.5cm" svg:x2="3.5cm" svg:y2="4cm">
          <text:p/>
        </draw:line>
        <draw:rect draw:style-name="gr1" draw:text-style-name="P2" draw:layer="layout" svg:width="0.657cm" svg:height="6cm" svg:x="11.502cm" svg:y="3.4cm">
          <text:p text:style-name="P1"><text:span text:style-name="T1">VA</text:span></text:p>
        </draw:rect>
        <draw:line draw:style-name="gr2" draw:text-style-name="P1" draw:layer="layout" svg:x1="8.5cm" svg:y1="5cm" svg:x2="11.5cm" svg:y2="5cm">
          <text:p/>
        </draw:line>
        <draw:custom-shape draw:style-name="gr3" draw:text-style-name="P2" draw:id="id2" draw:layer="layout" svg:width="7.5cm" svg:height="1cm" svg:x="9.5cm" svg:y="2cm">
          <text:p text:style-name="P1"><text:span text:style-name="T1">Exception: segmentation fault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1" draw:layer="layout" svg:width="2.499cm" svg:height="0.999cm" svg:x="8.5cm" svg:y="3cm" svg:viewBox="0 0 2500 1000" draw:points="0,1000 2500,1000 2500,0">
          <text:p/>
        </draw:polyline>
        <draw:connector draw:style-name="gr2" draw:text-style-name="P1" draw:layer="layout" svg:x1="6cm" svg:y1="3cm" svg:x2="9.5cm" svg:y2="2.5cm" draw:start-shape="id1" draw:start-glue-point="0" draw:end-shape="id2" draw:end-glue-point="3" svg:d="m6000 3000v-500h3500">
          <text:p/>
        </draw:connector>
        <draw:custom-shape draw:style-name="gr3" draw:text-style-name="P2" draw:layer="layout" svg:width="5.5cm" svg:height="1cm" svg:x="5cm" svg:y="8.1cm">
          <text:p text:style-name="P1"><text:span text:style-name="T1">Exception: alignment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cm" svg:y1="8.5cm" svg:x2="5cm" svg:y2="8.5cm">
          <text:p/>
        </draw:line>
        <draw:line draw:style-name="gr2" draw:text-style-name="P1" draw:layer="layout" svg:x1="2cm" svg:y1="6.5cm" svg:x2="11.5cm" svg:y2="6.5cm">
          <text:p/>
        </draw:line>
        <draw:rect draw:style-name="gr1" draw:text-style-name="P1" draw:id="id4" draw:layer="layout" svg:width="5cm" svg:height="1.3cm" svg:x="14.5cm" svg:y="4.2cm">
          <text:p text:style-name="P1">TLB</text:p>
        </draw:rect>
        <draw:rect draw:style-name="gr1" draw:text-style-name="P1" draw:id="id5" draw:layer="layout" svg:width="5cm" svg:height="3cm" svg:x="14.5cm" svg:y="6.5cm">
          <text:p text:style-name="P1">PageTable</text:p>
        </draw:rect>
        <draw:line draw:style-name="gr2" draw:text-style-name="P1" draw:layer="layout" svg:x1="12.2cm" svg:y1="4.5cm" svg:x2="14.5cm" svg:y2="4.5cm">
          <text:p/>
        </draw:line>
        <draw:line draw:style-name="gr2" draw:text-style-name="P1" draw:layer="layout" svg:x1="12.2cm" svg:y1="9.1cm" svg:x2="14.5cm" svg:y2="9.1cm">
          <text:p/>
        </draw:line>
        <draw:rect draw:style-name="gr1" draw:text-style-name="P2" draw:id="id3" draw:layer="layout" svg:width="1.5cm" svg:height="0.7cm" svg:x="12.5cm" svg:y="6cm">
          <text:p text:style-name="P2"><text:span text:style-name="T1">SDR</text:span></text:p>
        </draw:rect>
        <draw:connector draw:style-name="gr2" draw:text-style-name="P1" draw:layer="layout" svg:x1="13.25cm" svg:y1="6cm" svg:x2="14.5cm" svg:y2="4.85cm" draw:start-shape="id3" draw:start-glue-point="0" draw:end-shape="id4" draw:end-glue-point="3" svg:d="m13250 6000v-1150h1250">
          <text:p/>
        </draw:connector>
        <draw:connector draw:style-name="gr2" draw:text-style-name="P1" draw:layer="layout" svg:x1="13.25cm" svg:y1="6.7cm" svg:x2="14.5cm" svg:y2="8cm" draw:start-shape="id3" draw:start-glue-point="2" draw:end-shape="id5" draw:end-glue-point="3" svg:d="m13250 6700v1300h1250">
          <text:p/>
        </draw:connector>
        <draw:connector draw:style-name="gr2" draw:text-style-name="P1" draw:layer="layout" svg:x1="17cm" svg:y1="5.5cm" svg:x2="17cm" svg:y2="6.5cm" draw:start-shape="id4" draw:start-glue-point="2" draw:end-shape="id5" draw:end-glue-point="0" svg:d="m17000 5500v1000">
          <text:p/>
        </draw:connector>
        <draw:rect draw:style-name="gr1" draw:text-style-name="P2" draw:layer="layout" svg:width="0.657cm" svg:height="5cm" svg:x="23.043cm" svg:y="3.4cm">
          <text:p text:style-name="P1"><text:span text:style-name="T1">PA</text:span></text:p>
        </draw:rect>
        <draw:line draw:style-name="gr2" draw:text-style-name="P1" draw:layer="layout" svg:x1="12.2cm" svg:y1="3.7cm" svg:x2="23cm" svg:y2="3.7cm">
          <text:p/>
        </draw:line>
        <draw:line draw:style-name="gr2" draw:text-style-name="P1" draw:layer="layout" svg:x1="19.5cm" svg:y1="5.2cm" svg:x2="23cm" svg:y2="5.2cm">
          <text:p/>
        </draw:line>
        <draw:line draw:style-name="gr2" draw:text-style-name="P1" draw:layer="layout" svg:x1="19.5cm" svg:y1="7.8cm" svg:x2="23cm" svg:y2="7.8cm">
          <text:p/>
        </draw:line>
        <draw:custom-shape draw:style-name="gr3" draw:text-style-name="P2" draw:id="id6" draw:layer="layout" svg:width="6cm" svg:height="1cm" svg:x="14cm" svg:y="10.5cm">
          <text:p text:style-name="P1"><text:span text:style-name="T1">Exception: page fault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7cm" svg:y1="9.5cm" svg:x2="17cm" svg:y2="10.5cm" draw:start-shape="id5" draw:start-glue-point="2" draw:end-shape="id6" draw:end-glue-point="0" svg:d="m17000 9500v1000">
          <text:p/>
        </draw:connector>
        <draw:frame draw:style-name="gr5" draw:text-style-name="P3" draw:layer="layout" svg:width="1.637cm" svg:height="0.64cm" svg:x="9cm" svg:y="4.86cm">
          <draw:text-box>
            <text:p><text:span text:style-name="T2">hit[v=1]</text:span></text:p>
          </draw:text-box>
        </draw:frame>
        <draw:frame draw:style-name="gr5" draw:text-style-name="P3" draw:layer="layout" svg:width="1.637cm" svg:height="0.64cm" svg:x="9cm" svg:y="3.36cm">
          <draw:text-box>
            <text:p><text:span text:style-name="T2">hit[v=0]</text:span></text:p>
          </draw:text-box>
        </draw:frame>
        <draw:frame draw:style-name="gr5" draw:text-style-name="P3" draw:layer="layout" svg:width="1.234cm" svg:height="0.64cm" svg:x="4.863cm" svg:y="2.36cm">
          <draw:text-box>
            <text:p><text:span text:style-name="T2">miss</text:span></text:p>
          </draw:text-box>
        </draw:frame>
        <draw:frame draw:style-name="gr5" draw:text-style-name="P3" draw:layer="layout" svg:width="1.234cm" svg:height="0.64cm" svg:x="17.202cm" svg:y="5.728cm">
          <draw:text-box>
            <text:p><text:span text:style-name="T2">miss</text:span></text:p>
          </draw:text-box>
        </draw:frame>
        <draw:frame draw:style-name="gr5" draw:text-style-name="P3" draw:layer="layout" svg:width="1.234cm" svg:height="0.64cm" svg:x="17.202cm" svg:y="9.728cm">
          <draw:text-box>
            <text:p><text:span text:style-name="T2">miss</text:span></text:p>
          </draw:text-box>
        </draw:frame>
        <draw:frame draw:style-name="gr5" draw:text-style-name="P3" draw:layer="layout" svg:width="0.87cm" svg:height="0.64cm" svg:x="19.502cm" svg:y="7.828cm">
          <draw:text-box>
            <text:p><text:span text:style-name="T2">hit</text:span></text:p>
          </draw:text-box>
        </draw:frame>
        <draw:frame draw:style-name="gr5" draw:text-style-name="P3" draw:layer="layout" svg:width="0.87cm" svg:height="0.64cm" svg:x="19.502cm" svg:y="5.128cm">
          <draw:text-box>
            <text:p><text:span text:style-name="T2">hit</text:span></text:p>
          </draw:text-box>
        </draw:frame>
        <draw:frame draw:style-name="gr5" draw:text-style-name="P3" draw:layer="layout" svg:width="1.378cm" svg:height="0.64cm" svg:x="1.8cm" svg:y="3.96cm">
          <draw:text-box>
            <text:p><text:span text:style-name="T2">[0:35]</text:span></text:p>
          </draw:text-box>
        </draw:frame>
        <draw:frame draw:style-name="gr5" draw:text-style-name="P3" draw:layer="layout" svg:width="1.573cm" svg:height="0.64cm" svg:x="2cm" svg:y="5.86cm">
          <draw:text-box>
            <text:p><text:span text:style-name="T2">[36:63]</text:span></text:p>
          </draw:text-box>
        </draw:frame>
        <draw:frame draw:style-name="gr5" draw:text-style-name="P3" draw:layer="layout" svg:width="1.573cm" svg:height="0.64cm" svg:x="9.601cm" svg:y="5.86cm">
          <draw:text-box>
            <text:p><text:span text:style-name="T2">[37:64]</text:span></text:p>
          </draw:text-box>
        </draw:frame>
        <draw:frame draw:style-name="gr5" draw:text-style-name="P3" draw:layer="layout" svg:width="1.378cm" svg:height="0.64cm" svg:x="9.802cm" svg:y="4.36cm">
          <draw:text-box>
            <text:p><text:span text:style-name="T2">[0:36]</text:span></text:p>
          </draw:text-box>
        </draw:frame>
        <draw:frame draw:style-name="gr5" draw:text-style-name="P3" draw:layer="layout" svg:width="2.623cm" svg:height="0.64cm" svg:x="2.001cm" svg:y="7.86cm">
          <draw:text-box>
            <text:p><text:span text:style-name="T2">EA[62:63] </text:span><text:span text:style-name="T3">≠</text:span><text:span text:style-name="T4"> 0</text:span></text:p>
          </draw:text-box>
        </draw:frame>
        <draw:frame draw:style-name="gr5" draw:text-style-name="P3" draw:layer="layout" svg:width="1.573cm" svg:height="0.64cm" svg:x="2.001cm" svg:y="5.86cm">
          <draw:text-box>
            <text:p><text:span text:style-name="T2">[36:63]</text:span></text:p>
          </draw:text-box>
        </draw:frame>
        <draw:frame draw:style-name="gr5" draw:text-style-name="P3" draw:layer="layout" svg:width="1.378cm" svg:height="0.64cm" svg:x="12.102cm" svg:y="3.86cm">
          <draw:text-box>
            <text:p><text:span text:style-name="T2">[0:56]</text:span></text:p>
          </draw:text-box>
        </draw:frame>
        <draw:frame draw:style-name="gr5" draw:text-style-name="P3" draw:layer="layout" svg:width="1.573cm" svg:height="0.64cm" svg:x="12.102cm" svg:y="3.16cm">
          <draw:text-box>
            <text:p><text:span text:style-name="T2">[57:64]</text:span></text:p>
          </draw:text-box>
        </draw:frame>
        <draw:frame draw:style-name="gr5" draw:text-style-name="P3" draw:layer="layout" svg:width="1.573cm" svg:height="0.64cm" svg:x="21.203cm" svg:y="3.16cm">
          <draw:text-box>
            <text:p><text:span text:style-name="T2">[37:41]</text:span></text:p>
          </draw:text-box>
        </draw:frame>
        <draw:frame draw:style-name="gr5" draw:text-style-name="P3" draw:layer="layout" svg:width="1.378cm" svg:height="0.64cm" svg:x="21.404cm" svg:y="4.56cm">
          <draw:text-box>
            <text:p><text:span text:style-name="T2">[0:36]</text:span></text:p>
          </draw:text-box>
        </draw:frame>
        <draw:frame draw:style-name="gr5" draw:text-style-name="P3" draw:layer="layout" svg:width="1.378cm" svg:height="0.64cm" svg:x="21.404cm" svg:y="7.16cm">
          <draw:text-box>
            <text:p><text:span text:style-name="T2">[0:36]</text:span></text:p>
          </draw:text-box>
        </draw:frame>
        <draw:frame draw:style-name="gr5" draw:text-style-name="P3" draw:layer="layout" svg:width="1.378cm" svg:height="0.64cm" svg:x="12.102cm" svg:y="8.46cm">
          <draw:text-box>
            <text:p><text:span text:style-name="T2">[0:5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09T11:39:22.65</meta:creation-date>
    <dc:date>2010-03-10T13:58:13.54</dc:date>
    <dc:creator>Ivan Ivanov</dc:creator>
    <meta:editing-duration>PT03H26M23S</meta:editing-duration>
    <meta:editing-cycles>18</meta:editing-cycles>
    <meta:generator>OpenOffice.org/3.0$Win32 OpenOffice.org_project/300m9$Build-9358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